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37eac" officeooo:paragraph-rsid="007caf7b"/>
    </style:style>
    <style:style style:name="P13" style:family="paragraph" style:parent-style-name="Text_20_body">
      <style:text-properties officeooo:rsid="0079ddcd" officeooo:paragraph-rsid="0079ddcd"/>
    </style:style>
    <style:style style:name="P14" style:family="paragraph" style:parent-style-name="Bibliography_20_1">
      <style:paragraph-properties>
        <style:tab-stops/>
      </style:paragraph-properties>
    </style:style>
    <style:style style:name="P15" style:family="paragraph" style:parent-style-name="Heading_20_1">
      <style:text-properties officeooo:rsid="001c5026" officeooo:paragraph-rsid="0031e2e9"/>
    </style:style>
    <style:style style:name="P16" style:family="paragraph" style:parent-style-name="Heading_20_1">
      <style:text-properties officeooo:paragraph-rsid="0031e2e9"/>
    </style:style>
    <style:style style:name="P17" style:family="paragraph" style:parent-style-name="Heading_20_1">
      <style:text-properties officeooo:paragraph-rsid="0061d795"/>
    </style:style>
    <style:style style:name="P18" style:family="paragraph" style:parent-style-name="Text_20_body">
      <style:text-properties officeooo:rsid="00422e2d" officeooo:paragraph-rsid="00919d05"/>
    </style:style>
    <style:style style:name="P19" style:family="paragraph" style:parent-style-name="Text_20_body">
      <style:text-properties officeooo:rsid="00422e2d" officeooo:paragraph-rsid="00ab0928"/>
    </style:style>
    <style:style style:name="P20" style:family="paragraph" style:parent-style-name="Text_20_body">
      <style:text-properties officeooo:rsid="008b1c56" officeooo:paragraph-rsid="008b1c56"/>
    </style:style>
    <style:style style:name="P21" style:family="paragraph" style:parent-style-name="Text_20_body">
      <style:text-properties officeooo:rsid="002bb8eb" officeooo:paragraph-rsid="002bb8eb"/>
    </style:style>
    <style:style style:name="P22" style:family="paragraph" style:parent-style-name="Text_20_body">
      <style:text-properties officeooo:paragraph-rsid="008ba952"/>
    </style:style>
    <style:style style:name="P23" style:family="paragraph" style:parent-style-name="Text_20_body">
      <style:text-properties officeooo:rsid="005698b0" officeooo:paragraph-rsid="0076b868"/>
    </style:style>
    <style:style style:name="P24" style:family="paragraph" style:parent-style-name="Text_20_body">
      <style:text-properties officeooo:rsid="008f20a8" officeooo:paragraph-rsid="008f20a8"/>
    </style:style>
    <style:style style:name="P25" style:family="paragraph" style:parent-style-name="Text_20_body">
      <style:text-properties officeooo:paragraph-rsid="00422e2d"/>
    </style:style>
    <style:style style:name="P26" style:family="paragraph" style:parent-style-name="Text_20_body">
      <style:text-properties officeooo:rsid="00980d24" officeooo:paragraph-rsid="00980d24"/>
    </style:style>
    <style:style style:name="P27" style:family="paragraph" style:parent-style-name="Text_20_body">
      <style:text-properties officeooo:rsid="00a03dba" officeooo:paragraph-rsid="00a03dba"/>
    </style:style>
    <style:style style:name="P28" style:family="paragraph" style:parent-style-name="Text_20_body">
      <style:text-properties officeooo:rsid="0061d795" officeooo:paragraph-rsid="00ab0928"/>
    </style:style>
    <style:style style:name="P29" style:family="paragraph" style:parent-style-name="Text_20_body">
      <style:text-properties officeooo:paragraph-rsid="00bbafa9"/>
    </style:style>
    <style:style style:name="P30" style:family="paragraph" style:parent-style-name="Text_20_body">
      <style:text-properties officeooo:rsid="003480fe" officeooo:paragraph-rsid="003480fe"/>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officeooo:rsid="00334ce2"/>
    </style:style>
    <style:style style:name="T12" style:family="text">
      <style:text-properties officeooo:rsid="003480fe"/>
    </style:style>
    <style:style style:name="T13" style:family="text">
      <style:text-properties officeooo:rsid="0036626e"/>
    </style:style>
    <style:style style:name="T14" style:family="text">
      <style:text-properties officeooo:rsid="0039e763"/>
    </style:style>
    <style:style style:name="T15" style:family="text">
      <style:text-properties officeooo:rsid="003b752d"/>
    </style:style>
    <style:style style:name="T16" style:family="text">
      <style:text-properties style:font-name="Liberation Serif" officeooo:rsid="004302c8" style:font-name-asian="Liberation Serif" style:font-name-complex="Liberation Serif"/>
    </style:style>
    <style:style style:name="T17" style:family="text">
      <style:text-properties officeooo:rsid="004490ff"/>
    </style:style>
    <style:style style:name="T18" style:family="text">
      <style:text-properties officeooo:rsid="0045df75"/>
    </style:style>
    <style:style style:name="T19" style:family="text">
      <style:text-properties officeooo:rsid="004721ef"/>
    </style:style>
    <style:style style:name="T20" style:family="text">
      <style:text-properties officeooo:rsid="00472c91"/>
    </style:style>
    <style:style style:name="T21" style:family="text">
      <style:text-properties officeooo:rsid="0048c37b"/>
    </style:style>
    <style:style style:name="T22" style:family="text">
      <style:text-properties officeooo:rsid="0049e0d4"/>
    </style:style>
    <style:style style:name="T23" style:family="text">
      <style:text-properties officeooo:rsid="004e7aee"/>
    </style:style>
    <style:style style:name="T24" style:family="text">
      <style:text-properties officeooo:rsid="004f5236"/>
    </style:style>
    <style:style style:name="T25" style:family="text">
      <style:text-properties officeooo:rsid="00538ecb"/>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29c58"/>
    </style:style>
    <style:style style:name="T34" style:family="text">
      <style:text-properties officeooo:rsid="0067bdd0"/>
    </style:style>
    <style:style style:name="T35" style:family="text">
      <style:text-properties officeooo:rsid="0067f0af"/>
    </style:style>
    <style:style style:name="T36" style:family="text">
      <style:text-properties officeooo:rsid="00697b9b"/>
    </style:style>
    <style:style style:name="T37" style:family="text">
      <style:text-properties officeooo:rsid="006ada1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5dc15"/>
    </style:style>
    <style:style style:name="T50" style:family="text">
      <style:text-properties officeooo:rsid="0086e911"/>
    </style:style>
    <style:style style:name="T51" style:family="text">
      <style:text-properties officeooo:rsid="00879a52"/>
    </style:style>
    <style:style style:name="T52" style:family="text">
      <style:text-properties officeooo:rsid="0087d1de"/>
    </style:style>
    <style:style style:name="T53" style:family="text">
      <style:text-properties officeooo:rsid="0088db1e"/>
    </style:style>
    <style:style style:name="T54" style:family="text">
      <style:text-properties officeooo:rsid="008ba952"/>
    </style:style>
    <style:style style:name="T55" style:family="text">
      <style:text-properties officeooo:rsid="008ca975"/>
    </style:style>
    <style:style style:name="T56" style:family="text">
      <style:text-properties officeooo:rsid="008e84e2"/>
    </style:style>
    <style:style style:name="T57" style:family="text">
      <style:text-properties officeooo:rsid="00422e2d"/>
    </style:style>
    <style:style style:name="T58" style:family="text">
      <style:text-properties officeooo:rsid="0090bb6b"/>
    </style:style>
    <style:style style:name="T59" style:family="text">
      <style:text-properties officeooo:rsid="0092fee7"/>
    </style:style>
    <style:style style:name="T60" style:family="text">
      <style:text-properties officeooo:rsid="009523e5"/>
    </style:style>
    <style:style style:name="T61" style:family="text">
      <style:text-properties officeooo:rsid="0095913c"/>
    </style:style>
    <style:style style:name="T62" style:family="text">
      <style:text-properties officeooo:rsid="0099bcc1"/>
    </style:style>
    <style:style style:name="T63" style:family="text">
      <style:text-properties officeooo:rsid="009aa5ac"/>
    </style:style>
    <style:style style:name="T64" style:family="text">
      <style:text-properties officeooo:rsid="009e1d1e"/>
    </style:style>
    <style:style style:name="T65" style:family="text">
      <style:text-properties officeooo:rsid="00a0028c"/>
    </style:style>
    <style:style style:name="T66" style:family="text">
      <style:text-properties officeooo:rsid="00a0a49b"/>
    </style:style>
    <style:style style:name="T67" style:family="text">
      <style:text-properties officeooo:rsid="00a14116"/>
    </style:style>
    <style:style style:name="T68" style:family="text">
      <style:text-properties officeooo:rsid="00a1b050"/>
    </style:style>
    <style:style style:name="T69" style:family="text">
      <style:text-properties officeooo:rsid="00a38b57"/>
    </style:style>
    <style:style style:name="T70" style:family="text">
      <style:text-properties officeooo:rsid="00a43158"/>
    </style:style>
    <style:style style:name="T71" style:family="text">
      <style:text-properties officeooo:rsid="00a56431"/>
    </style:style>
    <style:style style:name="T72" style:family="text">
      <style:text-properties officeooo:rsid="00a799fd"/>
    </style:style>
    <style:style style:name="T73" style:family="text">
      <style:text-properties officeooo:rsid="00accbab"/>
    </style:style>
    <style:style style:name="T74" style:family="text">
      <style:text-properties officeooo:rsid="00b1ed3a"/>
    </style:style>
    <style:style style:name="T75" style:family="text">
      <style:text-properties officeooo:rsid="00bfd8a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15" text:outline-level="1">The Motivation</text:h>
      <text:p text:style-name="P29">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2">like </text:span>a world war <text:span text:style-name="T12">by importance</text:span>. In response to this I <text:span text:style-name="T12">started to </text:span>develop idea<text:span text:style-name="T12">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3">because it is an awful economical unfairness that some authors of components important for the entire world live (or die) in poverty</text:span>. <text:span text:style-name="T13">We need to increase the number of such workers, and for this to pay them salaries.</text:span></text:p>
      <text:p text:style-name="P8">??<text:span text:style-name="T75">Affiliate program</text:span></text:p>
      <text:h text:style-name="P16"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4">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4">of</text:span><text:span text:style-name="T50">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50">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7">Later I understood that this system does not work <text:span text:style-name="T51">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20">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25"><text:span text:style-name="T27">Note that for the below we need to</text:span><text:span text:style-name="T57"> scan dependencies </text:span><text:span text:style-name="T27">of a project.</text:span><text:span text:style-name="T57"> </text:span><text:span text:style-name="T26">If </text:span><text:span text:style-name="T27">dependencies are provided to us as</text:span><text:span text:style-name="T26"> an SQL download, that’s clea</text:span><text:span text:style-name="T52">r</text:span><text:span text:style-name="T26">. If it is an API </text:span><text:span text:style-name="T27">fo requesting an individual project info</text:span><text:span text:style-name="T26">, </text:span><text:span text:style-name="T53">we </text:span><text:span text:style-name="T26">need to cache.</text:span></text:p>
      <text:p text:style-name="P18">??<text:span text:style-name="T23">Donation address is for a specific network or group of networks (such as EVM). ??</text:span><text:span text:style-name="T58">Introduce the possibility for payment address to be valid only till a certain date (the grant owner is assumed to update it regularly).</text:span></text:p>
      <text:p text:style-name="P20">The algorithm is GitCoin cGrants (as in the current Alpha round)?? modified as follows:</text:p>
      <text:p text:style-name="P19">When donating to a project, the donor is offered to allocate X% for dependencies. <text:span text:style-name="T28">I recommend to set X% to a reasonable value such as 50% and allow the donor to change </text:span><text:span text:style-name="T46">the value</text:span><text:span text:style-name="T28">, if he or she wishes.</text:span></text:p>
      <text:p text:style-name="P28">Implement it as L2. <text:span text:style-name="T31">As L2 we will use </text:span><text:span text:style-name="T32">a Validium based on zkEVM. </text:span><text:span text:style-name="T34">ZK-rollups instead of Validium would be too heavy, because we calculate twice data for every dependency </text:span><text:span text:style-name="T35">(and dependencies may count in thousands)</text:span><text:span text:style-name="T34">. </text:span><text:span text:style-name="T70">W</text:span><text:span text:style-name="T36">e can use </text:span><text:span text:style-name="T72">zkEVM</text:span><text:span text:style-name="T36"> with data stored in a </text:span><text:span text:style-name="T71">cheap </text:span><text:span text:style-name="T36">chain like Polygon or MoonBeam </text:span><text:span text:style-name="T70">(as a Validium)</text:span><text:span text:style-name="T66"> or a blockchain specifically created for a round </text:span><text:span text:style-name="T66"><text:bibliography-mark text:identifier="sidechain-rollups" text:bibliography-type="www" text:author="Victor Porton" text:title="Storing ZK-rollups in a sidechain" text:year="2023">[7]</text:bibliography-mark></text:span><text:span text:style-name="T70"> </text:span><text:span text:style-name="T37">instead of the chain in question</text:span><text:span text:style-name="T36">.</text:span></text:p>
      <text:p text:style-name="P27"><text:soft-page-break/>We put matching funds on <text:span text:style-name="T54">our </text:span>I<text:span text:style-name="T54">V</text:span>otingStrategy <text:span text:style-name="T54">contract.</text:span></text:p>
      <text:p text:style-name="P26">We store in Validium the following pseudo-type DiGraph&lt;<text:span text:style-name="T63">(</text:span>ProjectId, Version<text:span text:style-name="T63">)</text:span>&gt;, where the version is to be updated, if the next donor finds given project’s dependencies different than the previous donors.</text:p>
      <text:p text:style-name="P22"><text:span text:style-name="T54">We don’t do transfer from our </text:span>I<text:span text:style-name="T54">V</text:span>otingStrategy <text:span text:style-name="T54">contract to recipients initially, but </text:span><text:span text:style-name="T55">store </text:span><text:span text:style-name="T56">transfers in the round’s</text:span><text:span text:style-name="T55"> </text:span><text:span text:style-name="T56">Validium (in practice in some cheap blockchain) and release them to on-chain payment allowances at the round end </text:span><text:span text:style-name="T67">(using </text:span><text:span text:style-name="T69">zkEVM</text:span><text:span text:style-name="T67">)</text:span><text:span text:style-name="T56">. </text:span><text:span text:style-name="T59">We also do not store Voted events in vote() function, </text:span><text:span text:style-name="T60">instead we store </text:span><text:span text:style-name="T65">(in Validium) </text:span><text:span text:style-name="T61">full donation amount, X%, and the </text:span><text:span text:style-name="T62">above mentioned</text:span><text:span text:style-name="T61"> dependencies </text:span><text:span text:style-name="T62">data</text:span><text:span text:style-name="T59">. </text:span><text:span text:style-name="T64">This contract will have also a function to distribute matching funds (that will </text:span><text:span text:style-name="T68">were</text:span><text:span text:style-name="T64"> placed on this contract address).</text:span></text:p>
      <text:p text:style-name="P23">The following is calculated separately for each token.</text:p>
      <text:p text:style-name="P24">Sums of donations for a given recipient address are stored in <text:span text:style-name="T54">our </text:span>I<text:span text:style-name="T54">V</text:span>otingStrategy <text:span text:style-name="T54">contract to recipients</text:span> <text:span text:style-name="T73">when finalizing zkEVM.</text:span></text:p>
      <text:p text:style-name="P12">Before storing the donation in the chain, <text:span text:style-name="T43">f</text:span><text:span text:style-name="T19">or each direct or indirect dependency </text:span><text:span text:style-name="T20">find its Git repository, and if found, query (??appendix with file format) </text:span><text:span text:style-name="T24">(or a similar path for other Git hostings than GitHub) </text:span><text:span text:style-name="T20">for the donation address </text:span><text:span text:style-name="T21">or voluntary withdrawal from donations (??per-project withdrawal from donations, </text:span><text:span text:style-name="T22">per-project donation addresses</text:span><text:span text:style-name="T21">); </text:span><text:span text:style-name="T38">the donations site downloads </text:span><text:span text:style-name="T39">the list of dependencies and for each dependency </text:span><text:span text:style-name="T20">the current state of the file </text:span><text:span text:style-name="T24">https://</text:span><text:span text:style-name="T20">github.com/USER/.salaries-science/</text:span><text:span text:style-name="T25">networks</text:span><text:span text:style-name="T20">.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17">D*X%/N, where D is the donated sum </text:span><text:span text:style-name="T29">(before</text:span><text:span text:style-name="T18"> quadratic mat</text:span><text:span text:style-name="T19">c</text:span><text:span text:style-name="T18">hing</text:span><text:span text:style-name="T29">)</text:span><text:span text:style-name="T17">. </text:span><text:span text:style-name="T41">Do it only if</text:span><text:span text:style-name="T40"> </text:span><text:span text:style-name="T47">X</text:span><text:span text:style-name="T40"> </text:span><text:span text:style-name="T16">≠</text:span><text:span text:style-name="T40"> 0.</text:span></text:p>
      <text:p text:style-name="P13">Notify by email developers who didn’t put their address.</text:p>
      <text:p text:style-name="P11">Then <text:span text:style-name="T30">after the</text:span> <text:span text:style-name="T30">end of matching period </text:span>calculate quadratic matchings and add to the sums.</text:p>
      <text:h text:style-name="P17" text:outline-level="1">Postface</text:h>
      <text:p text:style-name="P2">The concrete blockchain algorithm is to be implemented by the community <text:span text:style-name="T14">of World Science DAO </text:span><text:span text:style-name="T14"><text:bibliography-mark text:identifier="dao" text:bibliography-type="www" text:title="World Science DAO" text:url="https://science-dao.vporton.name">[8]</text:bibliography-mark></text:span>. <text:span text:style-name="T15">Please donate </text:span><text:span text:style-name="T15"><text:bibliography-mark text:identifier="donate" text:bibliography-type="www" text:author="Victor Porton" text:title="World Science DAO accepts donations" text:url="https://vporton.github.io/science-dao-donate-app/">[9]</text:bibliography-mark></text:span><text:span text:style-name="T1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1: Victor Porton, Why Algebraic Theory of General Topology is Super-Important, </text:p>
          <text:p text:style-name="P14">2: , Attack on Google SERP: A branch of science may effectively disappear from SERPs for a long time, 2022</text:p>
          <text:p text:style-name="P14">3: Victor Porton, Paying Salaries to Scientists Using Prediction Markets on Blockchain, 2021</text:p>
          <text:p text:style-name="P14">4: Victor Porton, Future Salaries, , <text:a xlink:type="simple" xlink:href="https://vporton.github.io/future-salary/#/" text:style-name="Internet_20_link" text:visited-style-name="Internet_20_link"><text:span text:style-name="Internet_20_link">https://vporton.github.io/future-salary/#/</text:span></text:a></text:p>
          <text:p text:style-name="P14">5: Diemer, Sebastian, Does money matter in predicting future events?, 2013</text:p>
          <text:p text:style-name="P1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4">7: Victor Porton, Storing ZK-rollups in a sidechain, 2023, </text:p>
          <text:p text:style-name="P14">8: , World Science DAO, , <text:a xlink:type="simple" xlink:href="https://science-dao.vporton.name" text:style-name="Internet_20_link" text:visited-style-name="Internet_20_link"><text:span text:style-name="Internet_20_link">https://science-dao.vporton.name</text:span></text:a></text:p>
          <text:p text:style-name="P14">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18T19:31:08.005907222</dc:date>
    <meta:editing-duration>P4DT8H12M4S</meta:editing-duration>
    <meta:editing-cycles>133</meta:editing-cycles>
    <meta:document-statistic meta:table-count="0" meta:image-count="0" meta:object-count="0" meta:page-count="4" meta:paragraph-count="43" meta:word-count="1244" meta:character-count="8045" meta:non-whitespace-character-count="6841"/>
  </office:meta>
</office:document-meta>
</file>